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4mm"/>
    </style:style>
    <style:style style:name="co2" style:family="table-column">
      <style:table-column-properties fo:break-before="auto" style:column-width="29.92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16.92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15.52mm"/>
    </style:style>
    <style:style style:name="co7" style:family="table-column">
      <style:table-column-properties fo:break-before="auto" style:column-width="16.09mm"/>
    </style:style>
    <style:style style:name="co8" style:family="table-column">
      <style:table-column-properties fo:break-before="auto" style:column-width="13.86mm"/>
    </style:style>
    <style:style style:name="co9" style:family="table-column">
      <style:table-column-properties fo:break-before="auto" style:column-width="23.5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 style:writing-mode="lr-tb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 style:writing-mode="lr-tb"/>
    </style:style>
    <style:style style:name="ce3" style:family="table-cell" style:parent-style-name="Result">
      <style:table-cell-properties style:text-align-source="fix" style:repeat-content="false"/>
      <style:paragraph-properties fo:text-align="start" fo:margin-left="0mm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it_ahead" table:style-name="ta1">
        <table:shapes>
          <draw:frame draw:z-index="0" draw:style-name="gr1" draw:text-style-name="P1" svg:width="159.99mm" svg:height="89.99mm" svg:x="15.62mm" svg:y="52.53mm">
            <loext:p draw:notify-on-update-of-ranges="git_ahead.B1:git_ahead.B1 git_ahead.G1:git_ahead.G1 git_ahead.H1:git_ahead.H1 git_ahead.I1:git_ahead.I1 git_ahead.F1:git_ahead.F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with –count?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ys</text:p>
          </table:table-cell>
          <table:table-cell table:style-name="ce1" office:value-type="string" calcext:value-type="string">
            <text:p>user+sys</text:p>
          </table:table-cell>
          <table:table-cell table:style-name="ce1"/>
          <table:table-cell table:number-columns-repeated="1014"/>
        </table:table-row>
        <table:table-row-group>
          <table:table-row-group>
            <table:table-row-group table:display="false"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awk</text:p>
                </table:table-cell>
                <table:table-cell office:value-type="string" calcext:value-type="string">
                  <text:p>oh-my-fish</text:p>
                </table:table-cell>
                <table:table-cell office:value-type="string" calcext:value-type="string">
                  <text:p>same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20.61" calcext:value-type="float">
                  <text:p>20.61</text:p>
                </table:table-cell>
                <table:table-cell office:value-type="float" office:value="13.06" calcext:value-type="float">
                  <text:p>13.06</text:p>
                </table:table-cell>
                <table:table-cell office:value-type="float" office:value="17.08" calcext:value-type="float">
                  <text:p>17.08</text:p>
                </table:table-cell>
                <table:table-cell table:formula="of:=[.G2]+[.H2]" office:value-type="float" office:value="30.14" calcext:value-type="float">
                  <text:p>30.14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awk</text:p>
                </table:table-cell>
                <table:table-cell office:value-type="string" calcext:value-type="string">
                  <text:p>oh-my-fish</text:p>
                </table:table-cell>
                <table:table-cell office:value-type="string" calcext:value-type="string">
                  <text:p>same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20.35" calcext:value-type="float">
                  <text:p>20.35</text:p>
                </table:table-cell>
                <table:table-cell office:value-type="float" office:value="12.8" calcext:value-type="float">
                  <text:p>12.8</text:p>
                </table:table-cell>
                <table:table-cell office:value-type="float" office:value="17.27" calcext:value-type="float">
                  <text:p>17.27</text:p>
                </table:table-cell>
                <table:table-cell table:formula="of:=[.G3]+[.H3]" office:value-type="float" office:value="30.07" calcext:value-type="float">
                  <text:p>30.07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awk</text:p>
                </table:table-cell>
                <table:table-cell office:value-type="string" calcext:value-type="string">
                  <text:p>oh-my-fish</text:p>
                </table:table-cell>
                <table:table-cell office:value-type="string" calcext:value-type="string">
                  <text:p>same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20.37" calcext:value-type="float">
                  <text:p>20.37</text:p>
                </table:table-cell>
                <table:table-cell office:value-type="float" office:value="13.12" calcext:value-type="float">
                  <text:p>13.12</text:p>
                </table:table-cell>
                <table:table-cell office:value-type="float" office:value="16.97" calcext:value-type="float">
                  <text:p>16.97</text:p>
                </table:table-cell>
                <table:table-cell table:formula="of:=[.G4]+[.H4]" office:value-type="float" office:value="30.09" calcext:value-type="float">
                  <text:p>30.09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awk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behin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19.26" calcext:value-type="float">
                  <text:p>19.26</text:p>
                </table:table-cell>
                <table:table-cell office:value-type="float" office:value="12.54" calcext:value-type="float">
                  <text:p>12.54</text:p>
                </table:table-cell>
                <table:table-cell office:value-type="float" office:value="16.29" calcext:value-type="float">
                  <text:p>16.29</text:p>
                </table:table-cell>
                <table:table-cell table:formula="of:=[.G5]+[.H5]" office:value-type="float" office:value="28.83" calcext:value-type="float">
                  <text:p>28.83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awk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behin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19.89" calcext:value-type="float">
                  <text:p>19.89</text:p>
                </table:table-cell>
                <table:table-cell office:value-type="float" office:value="12.87" calcext:value-type="float">
                  <text:p>12.87</text:p>
                </table:table-cell>
                <table:table-cell office:value-type="float" office:value="16.26" calcext:value-type="float">
                  <text:p>16.26</text:p>
                </table:table-cell>
                <table:table-cell table:formula="of:=[.G6]+[.H6]" office:value-type="float" office:value="29.13" calcext:value-type="float">
                  <text:p>29.13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awk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behin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19.79" calcext:value-type="float">
                  <text:p>19.79</text:p>
                </table:table-cell>
                <table:table-cell office:value-type="float" office:value="12.72" calcext:value-type="float">
                  <text:p>12.72</text:p>
                </table:table-cell>
                <table:table-cell office:value-type="float" office:value="16.5" calcext:value-type="float">
                  <text:p>16.5</text:p>
                </table:table-cell>
                <table:table-cell table:formula="of:=[.G7]+[.H7]" office:value-type="float" office:value="29.22" calcext:value-type="float">
                  <text:p>29.22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awk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ahea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19.4" calcext:value-type="float">
                  <text:p>19.4</text:p>
                </table:table-cell>
                <table:table-cell office:value-type="float" office:value="12.94" calcext:value-type="float">
                  <text:p>12.94</text:p>
                </table:table-cell>
                <table:table-cell office:value-type="float" office:value="16.74" calcext:value-type="float">
                  <text:p>16.74</text:p>
                </table:table-cell>
                <table:table-cell table:formula="of:=[.G8]+[.H8]" office:value-type="float" office:value="29.68" calcext:value-type="float">
                  <text:p>29.68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awk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ahea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20.61" calcext:value-type="float">
                  <text:p>20.61</text:p>
                </table:table-cell>
                <table:table-cell office:value-type="float" office:value="13.38" calcext:value-type="float">
                  <text:p>13.38</text:p>
                </table:table-cell>
                <table:table-cell office:value-type="float" office:value="17.2" calcext:value-type="float">
                  <text:p>17.2</text:p>
                </table:table-cell>
                <table:table-cell table:formula="of:=[.G9]+[.H9]" office:value-type="float" office:value="30.58" calcext:value-type="float">
                  <text:p>30.58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awk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ahea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19.82" calcext:value-type="float">
                  <text:p>19.82</text:p>
                </table:table-cell>
                <table:table-cell office:value-type="float" office:value="13.25" calcext:value-type="float">
                  <text:p>13.25</text:p>
                </table:table-cell>
                <table:table-cell office:value-type="float" office:value="16.87" calcext:value-type="float">
                  <text:p>16.87</text:p>
                </table:table-cell>
                <table:table-cell table:formula="of:=[.G10]+[.H10]" office:value-type="float" office:value="30.12" calcext:value-type="float">
                  <text:p>30.12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awk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diverged</text:p>
                </table:table-cell>
                <table:table-cell office:value-type="float" office:value="10000" calcext:value-type="float">
                  <text:p>10000</text:p>
                </table:table-cell>
                <table:table-cell table:number-columns-repeated="3" office:value-type="string" calcext:value-type="string">
                  <text:p>X</text:p>
                </table:table-cell>
                <table:table-cell table:number-columns-repeated="1016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awk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diverged</text:p>
                </table:table-cell>
                <table:table-cell office:value-type="float" office:value="10000" calcext:value-type="float">
                  <text:p>10000</text:p>
                </table:table-cell>
                <table:table-cell table:number-columns-repeated="3" office:value-type="string" calcext:value-type="string">
                  <text:p>X</text:p>
                </table:table-cell>
                <table:table-cell table:number-columns-repeated="1016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awk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diverged</text:p>
                </table:table-cell>
                <table:table-cell office:value-type="float" office:value="10000" calcext:value-type="float">
                  <text:p>10000</text:p>
                </table:table-cell>
                <table:table-cell table:number-columns-repeated="3" office:value-type="string" calcext:value-type="string">
                  <text:p>X</text:p>
                </table:table-cell>
                <table:table-cell table:number-columns-repeated="1016"/>
              </table:table-row>
            </table:table-row-group>
            <table:table-row table:style-name="ro1">
              <table:table-cell/>
              <table:table-cell table:style-name="ce3" office:value-type="string" calcext:value-type="string">
                <text:p>nocount_awk</text:p>
              </table:table-cell>
              <table:table-cell table:number-columns-repeated="3"/>
              <table:table-cell table:style-name="ce3" table:formula="of:=SUBTOTAL(1;[.$F$2:.$F$13])" office:value-type="float" office:value="20.0111111111111" calcext:value-type="float">
                <text:p>20.0111111111</text:p>
              </table:table-cell>
              <table:table-cell table:style-name="ce3" table:formula="of:=SUBTOTAL(1;[.$G$2:.$G$13])" office:value-type="float" office:value="12.9644444444444" calcext:value-type="float">
                <text:p>12.9644444444</text:p>
              </table:table-cell>
              <table:table-cell table:style-name="ce3" table:formula="of:=SUBTOTAL(1;[.$H$2:.$H$13])" office:value-type="float" office:value="16.7977777777778" calcext:value-type="float">
                <text:p>16.7977777778</text:p>
              </table:table-cell>
              <table:table-cell table:style-name="ce3" table:formula="of:=SUBTOTAL(1;[.$I$2:.$I$13])" office:value-type="float" office:value="29.7622222222222" calcext:value-type="float">
                <text:p>29.7622222222</text:p>
              </table:table-cell>
              <table:table-cell table:number-columns-repeated="1015"/>
            </table:table-row>
            <table:table-row-group table:display="false"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if</text:p>
                </table:table-cell>
                <table:table-cell office:value-type="string" calcext:value-type="string">
                  <text:p>oh-my-fish</text:p>
                </table:table-cell>
                <table:table-cell office:value-type="string" calcext:value-type="string">
                  <text:p>same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41.55" calcext:value-type="float">
                  <text:p>41.55</text:p>
                </table:table-cell>
                <table:table-cell office:value-type="float" office:value="16.89" calcext:value-type="float">
                  <text:p>16.89</text:p>
                </table:table-cell>
                <table:table-cell office:value-type="float" office:value="25.22" calcext:value-type="float">
                  <text:p>25.22</text:p>
                </table:table-cell>
                <table:table-cell table:formula="of:=[.G15]+[.H15]" office:value-type="float" office:value="42.11" calcext:value-type="float">
                  <text:p>42.11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if</text:p>
                </table:table-cell>
                <table:table-cell office:value-type="string" calcext:value-type="string">
                  <text:p>oh-my-fish</text:p>
                </table:table-cell>
                <table:table-cell office:value-type="string" calcext:value-type="string">
                  <text:p>same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40.47" calcext:value-type="float">
                  <text:p>40.47</text:p>
                </table:table-cell>
                <table:table-cell office:value-type="float" office:value="16.36" calcext:value-type="float">
                  <text:p>16.36</text:p>
                </table:table-cell>
                <table:table-cell office:value-type="float" office:value="25" calcext:value-type="float">
                  <text:p>25</text:p>
                </table:table-cell>
                <table:table-cell table:formula="of:=[.G16]+[.H16]" office:value-type="float" office:value="41.36" calcext:value-type="float">
                  <text:p>41.36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if</text:p>
                </table:table-cell>
                <table:table-cell office:value-type="string" calcext:value-type="string">
                  <text:p>oh-my-fish</text:p>
                </table:table-cell>
                <table:table-cell office:value-type="string" calcext:value-type="string">
                  <text:p>same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40.88" calcext:value-type="float">
                  <text:p>40.88</text:p>
                </table:table-cell>
                <table:table-cell office:value-type="float" office:value="16.63" calcext:value-type="float">
                  <text:p>16.63</text:p>
                </table:table-cell>
                <table:table-cell office:value-type="float" office:value="24.96" calcext:value-type="float">
                  <text:p>24.96</text:p>
                </table:table-cell>
                <table:table-cell table:formula="of:=[.G17]+[.H17]" office:value-type="float" office:value="41.59" calcext:value-type="float">
                  <text:p>41.59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if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behin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42.9" calcext:value-type="float">
                  <text:p>42.9</text:p>
                </table:table-cell>
                <table:table-cell office:value-type="float" office:value="17.09" calcext:value-type="float">
                  <text:p>17.09</text:p>
                </table:table-cell>
                <table:table-cell office:value-type="float" office:value="29.95" calcext:value-type="float">
                  <text:p>29.95</text:p>
                </table:table-cell>
                <table:table-cell table:formula="of:=[.G18]+[.H18]" office:value-type="float" office:value="47.04" calcext:value-type="float">
                  <text:p>47.04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if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behin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42.66" calcext:value-type="float">
                  <text:p>42.66</text:p>
                </table:table-cell>
                <table:table-cell office:value-type="float" office:value="16.95" calcext:value-type="float">
                  <text:p>16.95</text:p>
                </table:table-cell>
                <table:table-cell office:value-type="float" office:value="29.77" calcext:value-type="float">
                  <text:p>29.77</text:p>
                </table:table-cell>
                <table:table-cell table:formula="of:=[.G19]+[.H19]" office:value-type="float" office:value="46.72" calcext:value-type="float">
                  <text:p>46.72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if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behin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43.92" calcext:value-type="float">
                  <text:p>43.92</text:p>
                </table:table-cell>
                <table:table-cell office:value-type="float" office:value="17.42" calcext:value-type="float">
                  <text:p>17.42</text:p>
                </table:table-cell>
                <table:table-cell office:value-type="float" office:value="30.34" calcext:value-type="float">
                  <text:p>30.34</text:p>
                </table:table-cell>
                <table:table-cell table:formula="of:=[.G20]+[.H20]" office:value-type="float" office:value="47.76" calcext:value-type="float">
                  <text:p>47.76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if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ahea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44.33" calcext:value-type="float">
                  <text:p>44.33</text:p>
                </table:table-cell>
                <table:table-cell office:value-type="float" office:value="17.4" calcext:value-type="float">
                  <text:p>17.4</text:p>
                </table:table-cell>
                <table:table-cell office:value-type="float" office:value="30.88" calcext:value-type="float">
                  <text:p>30.88</text:p>
                </table:table-cell>
                <table:table-cell table:formula="of:=[.G21]+[.H21]" office:value-type="float" office:value="48.28" calcext:value-type="float">
                  <text:p>48.28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if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ahea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45.07" calcext:value-type="float">
                  <text:p>45.07</text:p>
                </table:table-cell>
                <table:table-cell office:value-type="float" office:value="17.88" calcext:value-type="float">
                  <text:p>17.88</text:p>
                </table:table-cell>
                <table:table-cell office:value-type="float" office:value="30.99" calcext:value-type="float">
                  <text:p>30.99</text:p>
                </table:table-cell>
                <table:table-cell table:formula="of:=[.G22]+[.H22]" office:value-type="float" office:value="48.87" calcext:value-type="float">
                  <text:p>48.87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if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ahea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45.21" calcext:value-type="float">
                  <text:p>45.21</text:p>
                </table:table-cell>
                <table:table-cell office:value-type="float" office:value="17.84" calcext:value-type="float">
                  <text:p>17.84</text:p>
                </table:table-cell>
                <table:table-cell office:value-type="float" office:value="31.14" calcext:value-type="float">
                  <text:p>31.14</text:p>
                </table:table-cell>
                <table:table-cell table:formula="of:=[.G23]+[.H23]" office:value-type="float" office:value="48.98" calcext:value-type="float">
                  <text:p>48.98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if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diverge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44.35" calcext:value-type="float">
                  <text:p>44.35</text:p>
                </table:table-cell>
                <table:table-cell office:value-type="float" office:value="17.99" calcext:value-type="float">
                  <text:p>17.99</text:p>
                </table:table-cell>
                <table:table-cell office:value-type="float" office:value="30.41" calcext:value-type="float">
                  <text:p>30.41</text:p>
                </table:table-cell>
                <table:table-cell table:formula="of:=[.G24]+[.H24]" office:value-type="float" office:value="48.4" calcext:value-type="float">
                  <text:p>48.4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if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diverge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44.62" calcext:value-type="float">
                  <text:p>44.62</text:p>
                </table:table-cell>
                <table:table-cell office:value-type="float" office:value="17.91" calcext:value-type="float">
                  <text:p>17.91</text:p>
                </table:table-cell>
                <table:table-cell office:value-type="float" office:value="30.87" calcext:value-type="float">
                  <text:p>30.87</text:p>
                </table:table-cell>
                <table:table-cell table:formula="of:=[.G25]+[.H25]" office:value-type="float" office:value="48.78" calcext:value-type="float">
                  <text:p>48.78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if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diverge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44.3" calcext:value-type="float">
                  <text:p>44.3</text:p>
                </table:table-cell>
                <table:table-cell office:value-type="float" office:value="17.93" calcext:value-type="float">
                  <text:p>17.93</text:p>
                </table:table-cell>
                <table:table-cell office:value-type="float" office:value="30.53" calcext:value-type="float">
                  <text:p>30.53</text:p>
                </table:table-cell>
                <table:table-cell table:formula="of:=[.G26]+[.H26]" office:value-type="float" office:value="48.46" calcext:value-type="float">
                  <text:p>48.46</text:p>
                </table:table-cell>
                <table:table-cell table:number-columns-repeated="1015"/>
              </table:table-row>
            </table:table-row-group>
            <table:table-row table:style-name="ro1">
              <table:table-cell/>
              <table:table-cell table:style-name="ce3" office:value-type="string" calcext:value-type="string">
                <text:p>nocount_if</text:p>
              </table:table-cell>
              <table:table-cell table:number-columns-repeated="3"/>
              <table:table-cell table:style-name="ce3" table:formula="of:=SUBTOTAL(1;[.$F$15:.$F$26])" office:value-type="float" office:value="43.355" calcext:value-type="float">
                <text:p>43.355</text:p>
              </table:table-cell>
              <table:table-cell table:style-name="ce3" table:formula="of:=SUBTOTAL(1;[.$G$15:.$G$26])" office:value-type="float" office:value="17.3575" calcext:value-type="float">
                <text:p>17.3575</text:p>
              </table:table-cell>
              <table:table-cell table:style-name="ce3" table:formula="of:=SUBTOTAL(1;[.$H$15:.$H$26])" office:value-type="float" office:value="29.1716666666667" calcext:value-type="float">
                <text:p>29.1716666667</text:p>
              </table:table-cell>
              <table:table-cell table:style-name="ce3" table:formula="of:=SUBTOTAL(1;[.$I$15:.$I$26])" office:value-type="float" office:value="46.5291666666667" calcext:value-type="float">
                <text:p>46.5291666667</text:p>
              </table:table-cell>
              <table:table-cell table:number-columns-repeated="1015"/>
            </table:table-row>
            <table:table-row-group table:display="false"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switch</text:p>
                </table:table-cell>
                <table:table-cell office:value-type="string" calcext:value-type="string">
                  <text:p>oh-my-fish</text:p>
                </table:table-cell>
                <table:table-cell office:value-type="string" calcext:value-type="string">
                  <text:p>same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40.21" calcext:value-type="float">
                  <text:p>40.21</text:p>
                </table:table-cell>
                <table:table-cell office:value-type="float" office:value="16.14" calcext:value-type="float">
                  <text:p>16.14</text:p>
                </table:table-cell>
                <table:table-cell office:value-type="float" office:value="24.82" calcext:value-type="float">
                  <text:p>24.82</text:p>
                </table:table-cell>
                <table:table-cell table:formula="of:=[.G28]+[.H28]" office:value-type="float" office:value="40.96" calcext:value-type="float">
                  <text:p>40.96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switch</text:p>
                </table:table-cell>
                <table:table-cell office:value-type="string" calcext:value-type="string">
                  <text:p>oh-my-fish</text:p>
                </table:table-cell>
                <table:table-cell office:value-type="string" calcext:value-type="string">
                  <text:p>same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40.28" calcext:value-type="float">
                  <text:p>40.28</text:p>
                </table:table-cell>
                <table:table-cell office:value-type="float" office:value="16.13" calcext:value-type="float">
                  <text:p>16.13</text:p>
                </table:table-cell>
                <table:table-cell office:value-type="float" office:value="24.83" calcext:value-type="float">
                  <text:p>24.83</text:p>
                </table:table-cell>
                <table:table-cell table:formula="of:=[.G29]+[.H29]" office:value-type="float" office:value="40.96" calcext:value-type="float">
                  <text:p>40.96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switch</text:p>
                </table:table-cell>
                <table:table-cell office:value-type="string" calcext:value-type="string">
                  <text:p>oh-my-fish</text:p>
                </table:table-cell>
                <table:table-cell office:value-type="string" calcext:value-type="string">
                  <text:p>same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39.99" calcext:value-type="float">
                  <text:p>39.99</text:p>
                </table:table-cell>
                <table:table-cell office:value-type="float" office:value="15.74" calcext:value-type="float">
                  <text:p>15.74</text:p>
                </table:table-cell>
                <table:table-cell office:value-type="float" office:value="24.93" calcext:value-type="float">
                  <text:p>24.93</text:p>
                </table:table-cell>
                <table:table-cell table:formula="of:=[.G30]+[.H30]" office:value-type="float" office:value="40.67" calcext:value-type="float">
                  <text:p>40.67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switch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behin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42.32" calcext:value-type="float">
                  <text:p>42.32</text:p>
                </table:table-cell>
                <table:table-cell office:value-type="float" office:value="16.51" calcext:value-type="float">
                  <text:p>16.51</text:p>
                </table:table-cell>
                <table:table-cell office:value-type="float" office:value="29.98" calcext:value-type="float">
                  <text:p>29.98</text:p>
                </table:table-cell>
                <table:table-cell table:formula="of:=[.G31]+[.H31]" office:value-type="float" office:value="46.49" calcext:value-type="float">
                  <text:p>46.49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switch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behin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42.29" calcext:value-type="float">
                  <text:p>42.29</text:p>
                </table:table-cell>
                <table:table-cell office:value-type="float" office:value="16.43" calcext:value-type="float">
                  <text:p>16.43</text:p>
                </table:table-cell>
                <table:table-cell office:value-type="float" office:value="29.93" calcext:value-type="float">
                  <text:p>29.93</text:p>
                </table:table-cell>
                <table:table-cell table:formula="of:=[.G32]+[.H32]" office:value-type="float" office:value="46.36" calcext:value-type="float">
                  <text:p>46.36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switch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behin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42.39" calcext:value-type="float">
                  <text:p>42.39</text:p>
                </table:table-cell>
                <table:table-cell office:value-type="float" office:value="16.6" calcext:value-type="float">
                  <text:p>16.6</text:p>
                </table:table-cell>
                <table:table-cell office:value-type="float" office:value="29.89" calcext:value-type="float">
                  <text:p>29.89</text:p>
                </table:table-cell>
                <table:table-cell table:formula="of:=[.G33]+[.H33]" office:value-type="float" office:value="46.49" calcext:value-type="float">
                  <text:p>46.49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switch</text:p>
                </table:table-cell>
                <table:table-cell office:value-type="string" calcext:value-type="string">
                  <text:p>omf-plugin-sudope</text:p>
                </table:table-cell>
                <table:table-cell table:style-name="Default" office:value-type="string" calcext:value-type="string">
                  <text:p>ahea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43.27" calcext:value-type="float">
                  <text:p>43.27</text:p>
                </table:table-cell>
                <table:table-cell office:value-type="float" office:value="16.91" calcext:value-type="float">
                  <text:p>16.91</text:p>
                </table:table-cell>
                <table:table-cell office:value-type="float" office:value="30.45" calcext:value-type="float">
                  <text:p>30.45</text:p>
                </table:table-cell>
                <table:table-cell table:formula="of:=[.G34]+[.H34]" office:value-type="float" office:value="47.36" calcext:value-type="float">
                  <text:p>47.36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switch</text:p>
                </table:table-cell>
                <table:table-cell office:value-type="string" calcext:value-type="string">
                  <text:p>omf-plugin-sudope</text:p>
                </table:table-cell>
                <table:table-cell table:style-name="Default" office:value-type="string" calcext:value-type="string">
                  <text:p>ahea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46.35" calcext:value-type="float">
                  <text:p>46.35</text:p>
                </table:table-cell>
                <table:table-cell office:value-type="float" office:value="18.48" calcext:value-type="float">
                  <text:p>18.48</text:p>
                </table:table-cell>
                <table:table-cell office:value-type="float" office:value="31.63" calcext:value-type="float">
                  <text:p>31.63</text:p>
                </table:table-cell>
                <table:table-cell table:formula="of:=[.G35]+[.H35]" office:value-type="float" office:value="50.11" calcext:value-type="float">
                  <text:p>50.11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switch</text:p>
                </table:table-cell>
                <table:table-cell office:value-type="string" calcext:value-type="string">
                  <text:p>omf-plugin-sudope</text:p>
                </table:table-cell>
                <table:table-cell table:style-name="Default" office:value-type="string" calcext:value-type="string">
                  <text:p>ahea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43.09" calcext:value-type="float">
                  <text:p>43.09</text:p>
                </table:table-cell>
                <table:table-cell office:value-type="float" office:value="16.93" calcext:value-type="float">
                  <text:p>16.93</text:p>
                </table:table-cell>
                <table:table-cell office:value-type="float" office:value="30.21" calcext:value-type="float">
                  <text:p>30.21</text:p>
                </table:table-cell>
                <table:table-cell table:formula="of:=[.G36]+[.H36]" office:value-type="float" office:value="47.14" calcext:value-type="float">
                  <text:p>47.14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switch</text:p>
                </table:table-cell>
                <table:table-cell office:value-type="string" calcext:value-type="string">
                  <text:p>omf-plugin-sudope</text:p>
                </table:table-cell>
                <table:table-cell table:style-name="Default" office:value-type="string" calcext:value-type="string">
                  <text:p>diverge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43.02" calcext:value-type="float">
                  <text:p>43.02</text:p>
                </table:table-cell>
                <table:table-cell office:value-type="float" office:value="17.32" calcext:value-type="float">
                  <text:p>17.32</text:p>
                </table:table-cell>
                <table:table-cell office:value-type="float" office:value="29.92" calcext:value-type="float">
                  <text:p>29.92</text:p>
                </table:table-cell>
                <table:table-cell table:formula="of:=[.G37]+[.H37]" office:value-type="float" office:value="47.24" calcext:value-type="float">
                  <text:p>47.24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switch</text:p>
                </table:table-cell>
                <table:table-cell office:value-type="string" calcext:value-type="string">
                  <text:p>omf-plugin-sudope</text:p>
                </table:table-cell>
                <table:table-cell table:style-name="Default" office:value-type="string" calcext:value-type="string">
                  <text:p>diverge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46.02" calcext:value-type="float">
                  <text:p>46.02</text:p>
                </table:table-cell>
                <table:table-cell office:value-type="float" office:value="18.45" calcext:value-type="float">
                  <text:p>18.45</text:p>
                </table:table-cell>
                <table:table-cell office:value-type="float" office:value="31.37" calcext:value-type="float">
                  <text:p>31.37</text:p>
                </table:table-cell>
                <table:table-cell table:formula="of:=[.G38]+[.H38]" office:value-type="float" office:value="49.82" calcext:value-type="float">
                  <text:p>49.82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no</text:p>
                </table:table-cell>
                <table:table-cell office:value-type="string" calcext:value-type="string">
                  <text:p>switch</text:p>
                </table:table-cell>
                <table:table-cell office:value-type="string" calcext:value-type="string">
                  <text:p>omf-plugin-sudope</text:p>
                </table:table-cell>
                <table:table-cell table:style-name="Default" office:value-type="string" calcext:value-type="string">
                  <text:p>diverge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43.3" calcext:value-type="float">
                  <text:p>43.3</text:p>
                </table:table-cell>
                <table:table-cell office:value-type="float" office:value="17.2" calcext:value-type="float">
                  <text:p>17.2</text:p>
                </table:table-cell>
                <table:table-cell office:value-type="float" office:value="30.51" calcext:value-type="float">
                  <text:p>30.51</text:p>
                </table:table-cell>
                <table:table-cell table:formula="of:=[.G39]+[.H39]" office:value-type="float" office:value="47.71" calcext:value-type="float">
                  <text:p>47.71</text:p>
                </table:table-cell>
                <table:table-cell table:number-columns-repeated="1015"/>
              </table:table-row>
            </table:table-row-group>
            <table:table-row table:style-name="ro1">
              <table:table-cell/>
              <table:table-cell table:style-name="ce3" office:value-type="string" calcext:value-type="string">
                <text:p>nocount_switch</text:p>
              </table:table-cell>
              <table:table-cell/>
              <table:table-cell table:style-name="Default"/>
              <table:table-cell/>
              <table:table-cell table:style-name="ce3" table:formula="of:=SUBTOTAL(1;[.$F$28:.$F$39])" office:value-type="float" office:value="42.7108333333333" calcext:value-type="float">
                <text:p>42.7108333333</text:p>
              </table:table-cell>
              <table:table-cell table:style-name="ce3" table:formula="of:=SUBTOTAL(1;[.$G$28:.$G$39])" office:value-type="float" office:value="16.9033333333333" calcext:value-type="float">
                <text:p>16.9033333333</text:p>
              </table:table-cell>
              <table:table-cell table:style-name="ce3" table:formula="of:=SUBTOTAL(1;[.$H$28:.$H$39])" office:value-type="float" office:value="29.0391666666667" calcext:value-type="float">
                <text:p>29.0391666667</text:p>
              </table:table-cell>
              <table:table-cell table:style-name="ce3" table:formula="of:=SUBTOTAL(1;[.$I$28:.$I$39])" office:value-type="float" office:value="45.9425" calcext:value-type="float">
                <text:p>45.9425</text:p>
              </table:table-cell>
              <table:table-cell table:number-columns-repeated="1015"/>
            </table:table-row>
          </table:table-row-group>
          <table:table-row table:style-name="ro1">
            <table:table-cell table:style-name="ce3" office:value-type="string" calcext:value-type="string">
              <text:p>no Result</text:p>
            </table:table-cell>
            <table:table-cell table:style-name="ce3"/>
            <table:table-cell/>
            <table:table-cell table:style-name="Default"/>
            <table:table-cell/>
            <table:table-cell table:style-name="ce3" table:formula="of:=SUBTOTAL(1;[.$F$2:.$F$40])" office:value-type="float" office:value="36.7542424242424" calcext:value-type="float">
              <text:p>36.7542424242</text:p>
            </table:table-cell>
            <table:table-cell table:style-name="ce3" table:formula="of:=SUBTOTAL(1;[.$G$2:.$G$40])" office:value-type="float" office:value="15.9942424242424" calcext:value-type="float">
              <text:p>15.9942424242</text:p>
            </table:table-cell>
            <table:table-cell table:style-name="ce3" table:formula="of:=SUBTOTAL(1;[.$H$2:.$H$40])" office:value-type="float" office:value="25.7487878787879" calcext:value-type="float">
              <text:p>25.7487878788</text:p>
            </table:table-cell>
            <table:table-cell table:style-name="ce3" table:formula="of:=SUBTOTAL(1;[.$I$2:.$I$40])" office:value-type="float" office:value="41.7430303030303" calcext:value-type="float">
              <text:p>41.743030303</text:p>
            </table:table-cell>
            <table:table-cell table:number-columns-repeated="1015"/>
          </table:table-row>
          <table:table-row-group>
            <table:table-row-group table:display="false">
              <table:table-row table:style-name="ro1" table:visibility="collapse">
                <table:table-cell office:value-type="string" calcext:value-type="string">
                  <text:p>yes</text:p>
                </table:table-cell>
                <table:table-cell office:value-type="string" calcext:value-type="string">
                  <text:p>if</text:p>
                </table:table-cell>
                <table:table-cell office:value-type="string" calcext:value-type="string">
                  <text:p>oh-my-fish</text:p>
                </table:table-cell>
                <table:table-cell table:style-name="Default" office:value-type="string" calcext:value-type="string">
                  <text:p>same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36.98" calcext:value-type="float">
                  <text:p>36.98</text:p>
                </table:table-cell>
                <table:table-cell office:value-type="float" office:value="13.95" calcext:value-type="float">
                  <text:p>13.95</text:p>
                </table:table-cell>
                <table:table-cell office:value-type="float" office:value="27.85" calcext:value-type="float">
                  <text:p>27.85</text:p>
                </table:table-cell>
                <table:table-cell table:formula="of:=[.G42]+[.H42]" office:value-type="float" office:value="41.8" calcext:value-type="float">
                  <text:p>41.8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yes</text:p>
                </table:table-cell>
                <table:table-cell office:value-type="string" calcext:value-type="string">
                  <text:p>if</text:p>
                </table:table-cell>
                <table:table-cell office:value-type="string" calcext:value-type="string">
                  <text:p>oh-my-fish</text:p>
                </table:table-cell>
                <table:table-cell table:style-name="Default" office:value-type="string" calcext:value-type="string">
                  <text:p>same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39.38" calcext:value-type="float">
                  <text:p>39.38</text:p>
                </table:table-cell>
                <table:table-cell office:value-type="float" office:value="14.84" calcext:value-type="float">
                  <text:p>14.84</text:p>
                </table:table-cell>
                <table:table-cell office:value-type="float" office:value="28.68" calcext:value-type="float">
                  <text:p>28.68</text:p>
                </table:table-cell>
                <table:table-cell table:formula="of:=[.G43]+[.H43]" office:value-type="float" office:value="43.52" calcext:value-type="float">
                  <text:p>43.52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yes</text:p>
                </table:table-cell>
                <table:table-cell office:value-type="string" calcext:value-type="string">
                  <text:p>if</text:p>
                </table:table-cell>
                <table:table-cell office:value-type="string" calcext:value-type="string">
                  <text:p>oh-my-fish</text:p>
                </table:table-cell>
                <table:table-cell table:style-name="Default" office:value-type="string" calcext:value-type="string">
                  <text:p>same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37.5" calcext:value-type="float">
                  <text:p>37.5</text:p>
                </table:table-cell>
                <table:table-cell office:value-type="float" office:value="14.2" calcext:value-type="float">
                  <text:p>14.2</text:p>
                </table:table-cell>
                <table:table-cell office:value-type="float" office:value="27.82" calcext:value-type="float">
                  <text:p>27.82</text:p>
                </table:table-cell>
                <table:table-cell table:formula="of:=[.G44]+[.H44]" office:value-type="float" office:value="42.02" calcext:value-type="float">
                  <text:p>42.02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yes</text:p>
                </table:table-cell>
                <table:table-cell office:value-type="string" calcext:value-type="string">
                  <text:p>if</text:p>
                </table:table-cell>
                <table:table-cell office:value-type="string" calcext:value-type="string">
                  <text:p>omf-plugin-sudope</text:p>
                </table:table-cell>
                <table:table-cell table:style-name="Default" office:value-type="string" calcext:value-type="string">
                  <text:p>behin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37.39" calcext:value-type="float">
                  <text:p>37.39</text:p>
                </table:table-cell>
                <table:table-cell office:value-type="float" office:value="13.77" calcext:value-type="float">
                  <text:p>13.77</text:p>
                </table:table-cell>
                <table:table-cell office:value-type="float" office:value="28.05" calcext:value-type="float">
                  <text:p>28.05</text:p>
                </table:table-cell>
                <table:table-cell table:formula="of:=[.G45]+[.H45]" office:value-type="float" office:value="41.82" calcext:value-type="float">
                  <text:p>41.82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yes</text:p>
                </table:table-cell>
                <table:table-cell office:value-type="string" calcext:value-type="string">
                  <text:p>if</text:p>
                </table:table-cell>
                <table:table-cell office:value-type="string" calcext:value-type="string">
                  <text:p>omf-plugin-sudope</text:p>
                </table:table-cell>
                <table:table-cell table:style-name="Default" office:value-type="string" calcext:value-type="string">
                  <text:p>behin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36.54" calcext:value-type="float">
                  <text:p>36.54</text:p>
                </table:table-cell>
                <table:table-cell office:value-type="float" office:value="13.56" calcext:value-type="float">
                  <text:p>13.56</text:p>
                </table:table-cell>
                <table:table-cell office:value-type="float" office:value="27.48" calcext:value-type="float">
                  <text:p>27.48</text:p>
                </table:table-cell>
                <table:table-cell table:formula="of:=[.G46]+[.H46]" office:value-type="float" office:value="41.04" calcext:value-type="float">
                  <text:p>41.04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yes</text:p>
                </table:table-cell>
                <table:table-cell office:value-type="string" calcext:value-type="string">
                  <text:p>if</text:p>
                </table:table-cell>
                <table:table-cell office:value-type="string" calcext:value-type="string">
                  <text:p>omf-plugin-sudope</text:p>
                </table:table-cell>
                <table:table-cell table:style-name="Default" office:value-type="string" calcext:value-type="string">
                  <text:p>behin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36.71" calcext:value-type="float">
                  <text:p>36.71</text:p>
                </table:table-cell>
                <table:table-cell office:value-type="float" office:value="13.53" calcext:value-type="float">
                  <text:p>13.53</text:p>
                </table:table-cell>
                <table:table-cell office:value-type="float" office:value="27.49" calcext:value-type="float">
                  <text:p>27.49</text:p>
                </table:table-cell>
                <table:table-cell table:formula="of:=[.G47]+[.H47]" office:value-type="float" office:value="41.02" calcext:value-type="float">
                  <text:p>41.02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yes</text:p>
                </table:table-cell>
                <table:table-cell office:value-type="string" calcext:value-type="string">
                  <text:p>if</text:p>
                </table:table-cell>
                <table:table-cell office:value-type="string" calcext:value-type="string">
                  <text:p>omf-plugin-sudope</text:p>
                </table:table-cell>
                <table:table-cell table:style-name="Default" office:value-type="string" calcext:value-type="string">
                  <text:p>ahea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37.35" calcext:value-type="float">
                  <text:p>37.35</text:p>
                </table:table-cell>
                <table:table-cell office:value-type="float" office:value="13.55" calcext:value-type="float">
                  <text:p>13.55</text:p>
                </table:table-cell>
                <table:table-cell office:value-type="float" office:value="28.17" calcext:value-type="float">
                  <text:p>28.17</text:p>
                </table:table-cell>
                <table:table-cell table:formula="of:=[.G48]+[.H48]" office:value-type="float" office:value="41.72" calcext:value-type="float">
                  <text:p>41.72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yes</text:p>
                </table:table-cell>
                <table:table-cell office:value-type="string" calcext:value-type="string">
                  <text:p>if</text:p>
                </table:table-cell>
                <table:table-cell office:value-type="string" calcext:value-type="string">
                  <text:p>omf-plugin-sudope</text:p>
                </table:table-cell>
                <table:table-cell table:style-name="Default" office:value-type="string" calcext:value-type="string">
                  <text:p>ahea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37.56" calcext:value-type="float">
                  <text:p>37.56</text:p>
                </table:table-cell>
                <table:table-cell office:value-type="float" office:value="13.68" calcext:value-type="float">
                  <text:p>13.68</text:p>
                </table:table-cell>
                <table:table-cell office:value-type="float" office:value="28.18" calcext:value-type="float">
                  <text:p>28.18</text:p>
                </table:table-cell>
                <table:table-cell table:formula="of:=[.G49]+[.H49]" office:value-type="float" office:value="41.86" calcext:value-type="float">
                  <text:p>41.86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yes</text:p>
                </table:table-cell>
                <table:table-cell office:value-type="string" calcext:value-type="string">
                  <text:p>if</text:p>
                </table:table-cell>
                <table:table-cell office:value-type="string" calcext:value-type="string">
                  <text:p>omf-plugin-sudope</text:p>
                </table:table-cell>
                <table:table-cell table:style-name="Default" office:value-type="string" calcext:value-type="string">
                  <text:p>ahea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38.89" calcext:value-type="float">
                  <text:p>38.89</text:p>
                </table:table-cell>
                <table:table-cell office:value-type="float" office:value="14.08" calcext:value-type="float">
                  <text:p>14.08</text:p>
                </table:table-cell>
                <table:table-cell office:value-type="float" office:value="28.82" calcext:value-type="float">
                  <text:p>28.82</text:p>
                </table:table-cell>
                <table:table-cell table:formula="of:=[.G50]+[.H50]" office:value-type="float" office:value="42.9" calcext:value-type="float">
                  <text:p>42.9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yes</text:p>
                </table:table-cell>
                <table:table-cell office:value-type="string" calcext:value-type="string">
                  <text:p>if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diverge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35.51" calcext:value-type="float">
                  <text:p>35.51</text:p>
                </table:table-cell>
                <table:table-cell office:value-type="float" office:value="12.98" calcext:value-type="float">
                  <text:p>12.98</text:p>
                </table:table-cell>
                <table:table-cell office:value-type="float" office:value="27.27" calcext:value-type="float">
                  <text:p>27.27</text:p>
                </table:table-cell>
                <table:table-cell table:formula="of:=[.G51]+[.H51]" office:value-type="float" office:value="40.25" calcext:value-type="float">
                  <text:p>40.25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yes</text:p>
                </table:table-cell>
                <table:table-cell office:value-type="string" calcext:value-type="string">
                  <text:p>if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diverge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37.41" calcext:value-type="float">
                  <text:p>37.41</text:p>
                </table:table-cell>
                <table:table-cell office:value-type="float" office:value="13.53" calcext:value-type="float">
                  <text:p>13.53</text:p>
                </table:table-cell>
                <table:table-cell office:value-type="float" office:value="28.11" calcext:value-type="float">
                  <text:p>28.11</text:p>
                </table:table-cell>
                <table:table-cell table:formula="of:=[.G52]+[.H52]" office:value-type="float" office:value="41.64" calcext:value-type="float">
                  <text:p>41.64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yes</text:p>
                </table:table-cell>
                <table:table-cell office:value-type="string" calcext:value-type="string">
                  <text:p>if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diverge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36.61" calcext:value-type="float">
                  <text:p>36.61</text:p>
                </table:table-cell>
                <table:table-cell office:value-type="float" office:value="13.28" calcext:value-type="float">
                  <text:p>13.28</text:p>
                </table:table-cell>
                <table:table-cell office:value-type="float" office:value="27.86" calcext:value-type="float">
                  <text:p>27.86</text:p>
                </table:table-cell>
                <table:table-cell table:formula="of:=[.G53]+[.H53]" office:value-type="float" office:value="41.14" calcext:value-type="float">
                  <text:p>41.14</text:p>
                </table:table-cell>
                <table:table-cell table:number-columns-repeated="1015"/>
              </table:table-row>
            </table:table-row-group>
            <table:table-row table:style-name="ro1">
              <table:table-cell/>
              <table:table-cell table:style-name="ce3" office:value-type="string" calcext:value-type="string">
                <text:p>count_if</text:p>
              </table:table-cell>
              <table:table-cell table:number-columns-repeated="3"/>
              <table:table-cell table:style-name="ce3" table:formula="of:=SUBTOTAL(1;[.$F$42:.$F$53])" office:value-type="float" office:value="37.3191666666667" calcext:value-type="float">
                <text:p>37.3191666667</text:p>
              </table:table-cell>
              <table:table-cell table:style-name="ce3" table:formula="of:=SUBTOTAL(1;[.$G$42:.$G$53])" office:value-type="float" office:value="13.7458333333333" calcext:value-type="float">
                <text:p>13.7458333333</text:p>
              </table:table-cell>
              <table:table-cell table:style-name="ce3" table:formula="of:=SUBTOTAL(1;[.$H$42:.$H$53])" office:value-type="float" office:value="27.9816666666667" calcext:value-type="float">
                <text:p>27.9816666667</text:p>
              </table:table-cell>
              <table:table-cell table:style-name="ce3" table:formula="of:=SUBTOTAL(1;[.$I$42:.$I$53])" office:value-type="float" office:value="41.7275" calcext:value-type="float">
                <text:p>41.7275</text:p>
              </table:table-cell>
              <table:table-cell table:number-columns-repeated="1015"/>
            </table:table-row>
            <table:table-row-group table:display="false">
              <table:table-row table:style-name="ro1" table:visibility="collapse">
                <table:table-cell office:value-type="string" calcext:value-type="string">
                  <text:p>yes</text:p>
                </table:table-cell>
                <table:table-cell office:value-type="string" calcext:value-type="string">
                  <text:p>switch</text:p>
                </table:table-cell>
                <table:table-cell office:value-type="string" calcext:value-type="string">
                  <text:p>oh-my-fish</text:p>
                </table:table-cell>
                <table:table-cell office:value-type="string" calcext:value-type="string">
                  <text:p>same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20.64" calcext:value-type="float">
                  <text:p>20.64</text:p>
                </table:table-cell>
                <table:table-cell office:value-type="float" office:value="9.38" calcext:value-type="float">
                  <text:p>9.38</text:p>
                </table:table-cell>
                <table:table-cell office:value-type="float" office:value="11.86" calcext:value-type="float">
                  <text:p>11.86</text:p>
                </table:table-cell>
                <table:table-cell table:formula="of:=[.G55]+[.H55]" office:value-type="float" office:value="21.24" calcext:value-type="float">
                  <text:p>21.24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yes</text:p>
                </table:table-cell>
                <table:table-cell office:value-type="string" calcext:value-type="string">
                  <text:p>switch</text:p>
                </table:table-cell>
                <table:table-cell office:value-type="string" calcext:value-type="string">
                  <text:p>oh-my-fish</text:p>
                </table:table-cell>
                <table:table-cell office:value-type="string" calcext:value-type="string">
                  <text:p>same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20.57" calcext:value-type="float">
                  <text:p>20.57</text:p>
                </table:table-cell>
                <table:table-cell office:value-type="float" office:value="9.53" calcext:value-type="float">
                  <text:p>9.53</text:p>
                </table:table-cell>
                <table:table-cell office:value-type="float" office:value="11.48" calcext:value-type="float">
                  <text:p>11.48</text:p>
                </table:table-cell>
                <table:table-cell table:formula="of:=[.G56]+[.H56]" office:value-type="float" office:value="21.01" calcext:value-type="float">
                  <text:p>21.01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yes</text:p>
                </table:table-cell>
                <table:table-cell office:value-type="string" calcext:value-type="string">
                  <text:p>switch</text:p>
                </table:table-cell>
                <table:table-cell office:value-type="string" calcext:value-type="string">
                  <text:p>oh-my-fish</text:p>
                </table:table-cell>
                <table:table-cell office:value-type="string" calcext:value-type="string">
                  <text:p>same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20.26" calcext:value-type="float">
                  <text:p>20.26</text:p>
                </table:table-cell>
                <table:table-cell office:value-type="float" office:value="9.26" calcext:value-type="float">
                  <text:p>9.26</text:p>
                </table:table-cell>
                <table:table-cell office:value-type="float" office:value="11.55" calcext:value-type="float">
                  <text:p>11.55</text:p>
                </table:table-cell>
                <table:table-cell table:formula="of:=[.G57]+[.H57]" office:value-type="float" office:value="20.81" calcext:value-type="float">
                  <text:p>20.81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yes</text:p>
                </table:table-cell>
                <table:table-cell office:value-type="string" calcext:value-type="string">
                  <text:p>switch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behin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19.07" calcext:value-type="float">
                  <text:p>19.07</text:p>
                </table:table-cell>
                <table:table-cell office:value-type="float" office:value="8.49" calcext:value-type="float">
                  <text:p>8.49</text:p>
                </table:table-cell>
                <table:table-cell office:value-type="float" office:value="11.19" calcext:value-type="float">
                  <text:p>11.19</text:p>
                </table:table-cell>
                <table:table-cell table:formula="of:=[.G58]+[.H58]" office:value-type="float" office:value="19.68" calcext:value-type="float">
                  <text:p>19.68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yes</text:p>
                </table:table-cell>
                <table:table-cell office:value-type="string" calcext:value-type="string">
                  <text:p>switch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behin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18.94" calcext:value-type="float">
                  <text:p>18.94</text:p>
                </table:table-cell>
                <table:table-cell office:value-type="float" office:value="8.41" calcext:value-type="float">
                  <text:p>8.41</text:p>
                </table:table-cell>
                <table:table-cell office:value-type="float" office:value="11.18" calcext:value-type="float">
                  <text:p>11.18</text:p>
                </table:table-cell>
                <table:table-cell table:formula="of:=[.G59]+[.H59]" office:value-type="float" office:value="19.59" calcext:value-type="float">
                  <text:p>19.59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yes</text:p>
                </table:table-cell>
                <table:table-cell office:value-type="string" calcext:value-type="string">
                  <text:p>switch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behin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19.2" calcext:value-type="float">
                  <text:p>19.2</text:p>
                </table:table-cell>
                <table:table-cell office:value-type="float" office:value="8.65" calcext:value-type="float">
                  <text:p>8.65</text:p>
                </table:table-cell>
                <table:table-cell office:value-type="float" office:value="11.13" calcext:value-type="float">
                  <text:p>11.13</text:p>
                </table:table-cell>
                <table:table-cell table:formula="of:=[.G60]+[.H60]" office:value-type="float" office:value="19.78" calcext:value-type="float">
                  <text:p>19.78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yes</text:p>
                </table:table-cell>
                <table:table-cell office:value-type="string" calcext:value-type="string">
                  <text:p>switch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ahea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19.53" calcext:value-type="float">
                  <text:p>19.53</text:p>
                </table:table-cell>
                <table:table-cell office:value-type="float" office:value="8.76" calcext:value-type="float">
                  <text:p>8.76</text:p>
                </table:table-cell>
                <table:table-cell office:value-type="float" office:value="11.38" calcext:value-type="float">
                  <text:p>11.38</text:p>
                </table:table-cell>
                <table:table-cell table:formula="of:=[.G61]+[.H61]" office:value-type="float" office:value="20.14" calcext:value-type="float">
                  <text:p>20.14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yes</text:p>
                </table:table-cell>
                <table:table-cell office:value-type="string" calcext:value-type="string">
                  <text:p>switch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ahea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19.95" calcext:value-type="float">
                  <text:p>19.95</text:p>
                </table:table-cell>
                <table:table-cell office:value-type="float" office:value="8.9" calcext:value-type="float">
                  <text:p>8.9</text:p>
                </table:table-cell>
                <table:table-cell office:value-type="float" office:value="11.6" calcext:value-type="float">
                  <text:p>11.6</text:p>
                </table:table-cell>
                <table:table-cell table:formula="of:=[.G62]+[.H62]" office:value-type="float" office:value="20.5" calcext:value-type="float">
                  <text:p>20.5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yes</text:p>
                </table:table-cell>
                <table:table-cell office:value-type="string" calcext:value-type="string">
                  <text:p>switch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ahea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20.84" calcext:value-type="float">
                  <text:p>20.84</text:p>
                </table:table-cell>
                <table:table-cell office:value-type="float" office:value="9.31" calcext:value-type="float">
                  <text:p>9.31</text:p>
                </table:table-cell>
                <table:table-cell office:value-type="float" office:value="11.97" calcext:value-type="float">
                  <text:p>11.97</text:p>
                </table:table-cell>
                <table:table-cell table:formula="of:=[.G63]+[.H63]" office:value-type="float" office:value="21.28" calcext:value-type="float">
                  <text:p>21.28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yes</text:p>
                </table:table-cell>
                <table:table-cell office:value-type="string" calcext:value-type="string">
                  <text:p>switch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diverge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19.89" calcext:value-type="float">
                  <text:p>19.89</text:p>
                </table:table-cell>
                <table:table-cell office:value-type="float" office:value="8.87" calcext:value-type="float">
                  <text:p>8.87</text:p>
                </table:table-cell>
                <table:table-cell office:value-type="float" office:value="11.5" calcext:value-type="float">
                  <text:p>11.5</text:p>
                </table:table-cell>
                <table:table-cell table:formula="of:=[.G64]+[.H64]" office:value-type="float" office:value="20.37" calcext:value-type="float">
                  <text:p>20.37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yes</text:p>
                </table:table-cell>
                <table:table-cell office:value-type="string" calcext:value-type="string">
                  <text:p>switch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diverge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19.64" calcext:value-type="float">
                  <text:p>19.64</text:p>
                </table:table-cell>
                <table:table-cell office:value-type="float" office:value="8.93" calcext:value-type="float">
                  <text:p>8.93</text:p>
                </table:table-cell>
                <table:table-cell office:value-type="float" office:value="11.28" calcext:value-type="float">
                  <text:p>11.28</text:p>
                </table:table-cell>
                <table:table-cell table:formula="of:=[.G65]+[.H65]" office:value-type="float" office:value="20.21" calcext:value-type="float">
                  <text:p>20.21</text:p>
                </table:table-cell>
                <table:table-cell table:number-columns-repeated="1015"/>
              </table:table-row>
              <table:table-row table:style-name="ro1" table:visibility="collapse">
                <table:table-cell office:value-type="string" calcext:value-type="string">
                  <text:p>yes</text:p>
                </table:table-cell>
                <table:table-cell office:value-type="string" calcext:value-type="string">
                  <text:p>switch</text:p>
                </table:table-cell>
                <table:table-cell office:value-type="string" calcext:value-type="string">
                  <text:p>omf-plugin-sudope</text:p>
                </table:table-cell>
                <table:table-cell office:value-type="string" calcext:value-type="string">
                  <text:p>diverged</text:p>
                </table:table-cell>
                <table:table-cell office:value-type="float" office:value="10000" calcext:value-type="float">
                  <text:p>10000</text:p>
                </table:table-cell>
                <table:table-cell office:value-type="float" office:value="19.76" calcext:value-type="float">
                  <text:p>19.76</text:p>
                </table:table-cell>
                <table:table-cell office:value-type="float" office:value="8.85" calcext:value-type="float">
                  <text:p>8.85</text:p>
                </table:table-cell>
                <table:table-cell office:value-type="float" office:value="11.49" calcext:value-type="float">
                  <text:p>11.49</text:p>
                </table:table-cell>
                <table:table-cell table:formula="of:=[.G66]+[.H66]" office:value-type="float" office:value="20.34" calcext:value-type="float">
                  <text:p>20.34</text:p>
                </table:table-cell>
                <table:table-cell table:number-columns-repeated="1015"/>
              </table:table-row>
            </table:table-row-group>
            <table:table-row table:style-name="ro1">
              <table:table-cell/>
              <table:table-cell table:style-name="ce3" office:value-type="string" calcext:value-type="string">
                <text:p>count_switch</text:p>
              </table:table-cell>
              <table:table-cell table:number-columns-repeated="3"/>
              <table:table-cell table:style-name="ce3" table:formula="of:=SUBTOTAL(1;[.$F$55:.$F$66])" office:value-type="float" office:value="19.8575" calcext:value-type="float">
                <text:p>19.8575</text:p>
              </table:table-cell>
              <table:table-cell table:style-name="ce3" table:formula="of:=SUBTOTAL(1;[.$G$55:.$G$66])" office:value-type="float" office:value="8.945" calcext:value-type="float">
                <text:p>8.945</text:p>
              </table:table-cell>
              <table:table-cell table:style-name="ce3" table:formula="of:=SUBTOTAL(1;[.$H$55:.$H$66])" office:value-type="float" office:value="11.4675" calcext:value-type="float">
                <text:p>11.4675</text:p>
              </table:table-cell>
              <table:table-cell table:style-name="ce3" table:formula="of:=SUBTOTAL(1;[.$I$55:.$I$66])" office:value-type="float" office:value="20.4125" calcext:value-type="float">
                <text:p>20.4125</text:p>
              </table:table-cell>
              <table:table-cell table:number-columns-repeated="1015"/>
            </table:table-row>
          </table:table-row-group>
          <table:table-row table:style-name="ro1">
            <table:table-cell table:style-name="ce3" office:value-type="string" calcext:value-type="string">
              <text:p>yes Result</text:p>
            </table:table-cell>
            <table:table-cell table:style-name="ce3"/>
            <table:table-cell table:number-columns-repeated="3"/>
            <table:table-cell table:style-name="ce3" table:formula="of:=SUBTOTAL(1;[.$F$42:.$F$67])" office:value-type="float" office:value="28.5883333333333" calcext:value-type="float">
              <text:p>28.5883333333</text:p>
            </table:table-cell>
            <table:table-cell table:style-name="ce3" table:formula="of:=SUBTOTAL(1;[.$G$42:.$G$67])" office:value-type="float" office:value="11.3454166666667" calcext:value-type="float">
              <text:p>11.3454166667</text:p>
            </table:table-cell>
            <table:table-cell table:style-name="ce3" table:formula="of:=SUBTOTAL(1;[.$H$42:.$H$67])" office:value-type="float" office:value="19.7245833333333" calcext:value-type="float">
              <text:p>19.7245833333</text:p>
            </table:table-cell>
            <table:table-cell table:style-name="ce3" table:formula="of:=SUBTOTAL(1;[.$I$42:.$I$67])" office:value-type="float" office:value="31.07" calcext:value-type="float">
              <text:p>31.07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string" calcext:value-type="string">
            <text:p>Grand Total</text:p>
          </table:table-cell>
          <table:table-cell table:style-name="ce3"/>
          <table:table-cell table:number-columns-repeated="3"/>
          <table:table-cell table:style-name="ce3" table:formula="of:=SUBTOTAL(1;[.$F$2:.$F$68])" office:value-type="float" office:value="33.3159649122807" calcext:value-type="float">
            <text:p>33.3159649123</text:p>
          </table:table-cell>
          <table:table-cell table:style-name="ce3" table:formula="of:=SUBTOTAL(1;[.$G$2:.$G$68])" office:value-type="float" office:value="14.0368421052632" calcext:value-type="float">
            <text:p>14.0368421053</text:p>
          </table:table-cell>
          <table:table-cell table:style-name="ce3" table:formula="of:=SUBTOTAL(1;[.$H$2:.$H$68])" office:value-type="float" office:value="23.2122807017544" calcext:value-type="float">
            <text:p>23.2122807018</text:p>
          </table:table-cell>
          <table:table-cell table:style-name="ce3" table:formula="of:=SUBTOTAL(1;[.$I$2:.$I$68])" office:value-type="float" office:value="37.2491228070175" calcext:value-type="float">
            <text:p>37.249122807</text:p>
          </table:table-cell>
          <table:table-cell table:number-columns-repeated="1015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DB__1" table:target-range-address="git_ahead.A1:git_ahead.I69">
          <table:sort table:bind-styles-to-content="false">
            <table:sort-by table:field-number="0" table:data-type="automatic"/>
            <table:sort-by table:field-number="1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5" table:function="average"/>
              <table:subtotal-field table:field-number="6" table:function="average"/>
              <table:subtotal-field table:field-number="7" table:function="average"/>
              <table:subtotal-field table:field-number="8" table:function="average"/>
            </table:subtotal-rule>
            <table:subtotal-rule table:group-by-field-number="1">
              <table:subtotal-field table:field-number="5" table:function="average"/>
              <table:subtotal-field table:field-number="6" table:function="average"/>
              <table:subtotal-field table:field-number="7" table:function="average"/>
              <table:subtotal-field table:field-number="8" table:function="average"/>
            </table:subtotal-rule>
          </table:subtotal-rules>
        </table:database-range>
        <table:database-range table:name="__Anonymous_Sheet_DB__0" table:target-range-address="git_ahead.A1:git_ahead.I3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e" style:country-complex="IL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Nachlieli CLM" style:font-size-complex="12pt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he" number:country="IL">‎₪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he" number:country="IL">‎₪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rl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rl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zik Ephraim</meta:initial-creator>
    <meta:creation-date>2016-01-08T19:25:28.149537026</meta:creation-date>
    <dc:date>2016-01-08T21:27:09.552453170</dc:date>
    <dc:creator>Itzik Ephraim</dc:creator>
    <meta:editing-duration>PT1H14M47S</meta:editing-duration>
    <meta:editing-cycles>6</meta:editing-cycles>
    <meta:generator>LibreOffice/5.0.4.2$Linux_X86_64 LibreOffice_project/00$Build-2</meta:generator>
    <meta:document-statistic meta:table-count="1" meta:cell-count="5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2 3 0" chart:style-name="ch1">
        <chart:title svg:x="6.263cm" svg:y="0.316cm" chart:style-name="ch2">
          <text:p>average runtimes</text:p>
        </chart:title>
        <chart:subtitle svg:x="5.959cm" svg:y="1.275cm" chart:style-name="ch3">
          <text:p>for 10000 iteration runs</text:p>
        </chart:subtitle>
        <chart:legend chart:legend-position="end" svg:x="13.816cm" svg:y="3.454cm" style:legend-expansion="high" chart:style-name="ch4"/>
        <chart:plot-area chart:style-name="ch5" table:cell-range-address="git_ahead.B1:git_ahead.B1 git_ahead.B14:git_ahead.B40 git_ahead.B42:git_ahead.B67 git_ahead.F1:git_ahead.I1 git_ahead.F14:git_ahead.I40 git_ahead.F42:git_ahead.I67" chart:data-source-has-labels="both" svg:x="1.331cm" svg:y="2.138cm" svg:width="12.165cm" svg:height="5.701cm">
          <chartooo:coordinate-region svg:x="3.963cm" svg:y="2.138cm" svg:width="9.346cm" svg:height="5.054cm"/>
          <chart:axis chart:dimension="x" chart:name="primary-x" chart:style-name="ch6" chartooo:axis-type="auto">
            <chartooo:date-scale/>
            <chart:title svg:x="0.451cm" svg:y="5.601cm" chart:style-name="ch7">
              <text:p>method</text:p>
            </chart:title>
            <chart:categories table:cell-range-address="git_ahead.B14:git_ahead.B40 git_ahead.B42:git_ahead.B67"/>
          </chart:axis>
          <chart:axis chart:dimension="y" chart:name="primary-y" chart:style-name="ch8">
            <chart:title svg:x="6.721cm" svg:y="8.019cm" chart:style-name="ch9">
              <text:p>seconds</text:p>
            </chart:title>
            <chart:grid chart:style-name="ch10" chart:class="major"/>
          </chart:axis>
          <chart:series chart:style-name="ch11" chart:values-cell-range-address="git_ahead.G14:git_ahead.G40 git_ahead.G42:git_ahead.G67" chart:label-cell-address="git_ahead.G1:git_ahead.G1" chart:class="chart:bar">
            <chart:data-point chart:repeated="5"/>
          </chart:series>
          <chart:series chart:style-name="ch12" chart:values-cell-range-address="git_ahead.H14:git_ahead.H40 git_ahead.H42:git_ahead.H67" chart:label-cell-address="git_ahead.H1:git_ahead.H1" chart:class="chart:bar">
            <chart:data-point chart:repeated="5"/>
          </chart:series>
          <chart:series chart:style-name="ch13" chart:values-cell-range-address="git_ahead.I14:git_ahead.I40 git_ahead.I42:git_ahead.I67" chart:label-cell-address="git_ahead.I1:git_ahead.I1" chart:class="chart:bar">
            <chart:data-point chart:repeated="5"/>
          </chart:series>
          <chart:series chart:style-name="ch14" chart:values-cell-range-address="git_ahead.F14:git_ahead.F40 git_ahead.F42:git_ahead.F67" chart:label-cell-address="git_ahead.F1:git_ahead.F1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</text:p>
                <draw:g>
                  <svg:desc>git_ahead.G1:git_ahead.G1</svg:desc>
                </draw:g>
              </table:table-cell>
              <table:table-cell office:value-type="string">
                <text:p>sys</text:p>
                <draw:g>
                  <svg:desc>git_ahead.H1:git_ahead.H1</svg:desc>
                </draw:g>
              </table:table-cell>
              <table:table-cell office:value-type="string">
                <text:p>user+sys</text:p>
                <draw:g>
                  <svg:desc>git_ahead.I1:git_ahead.I1</svg:desc>
                </draw:g>
              </table:table-cell>
              <table:table-cell office:value-type="string">
                <text:p>real</text:p>
                <draw:g>
                  <svg:desc>git_ahead.F1:git_ahead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count_awk</text:p>
                <draw:g>
                  <svg:desc>git_ahead.B14:git_ahead.B40 git_ahead.B42:git_ahead.B67</svg:desc>
                </draw:g>
              </table:table-cell>
              <table:table-cell office:value-type="float" office:value="12.9644444444444">
                <text:p>12.9644444444444</text:p>
                <draw:g>
                  <svg:desc>git_ahead.G14:git_ahead.G40 git_ahead.G42:git_ahead.G67</svg:desc>
                </draw:g>
              </table:table-cell>
              <table:table-cell office:value-type="float" office:value="16.7977777777778">
                <text:p>16.7977777777778</text:p>
                <draw:g>
                  <svg:desc>git_ahead.H14:git_ahead.H40 git_ahead.H42:git_ahead.H67</svg:desc>
                </draw:g>
              </table:table-cell>
              <table:table-cell office:value-type="float" office:value="29.7622222222222">
                <text:p>29.7622222222222</text:p>
                <draw:g>
                  <svg:desc>git_ahead.I14:git_ahead.I40 git_ahead.I42:git_ahead.I67</svg:desc>
                </draw:g>
              </table:table-cell>
              <table:table-cell office:value-type="float" office:value="20.0111111111111">
                <text:p>20.0111111111111</text:p>
                <draw:g>
                  <svg:desc>git_ahead.F14:git_ahead.F40 git_ahead.F42:git_ahead.F67</svg:desc>
                </draw:g>
              </table:table-cell>
            </table:table-row>
            <table:table-row>
              <table:table-cell office:value-type="string">
                <text:p>nocount_if</text:p>
              </table:table-cell>
              <table:table-cell office:value-type="float" office:value="17.3575">
                <text:p>17.3575</text:p>
              </table:table-cell>
              <table:table-cell office:value-type="float" office:value="29.1716666666667">
                <text:p>29.1716666666667</text:p>
              </table:table-cell>
              <table:table-cell office:value-type="float" office:value="46.5291666666667">
                <text:p>46.5291666666667</text:p>
              </table:table-cell>
              <table:table-cell office:value-type="float" office:value="43.355">
                <text:p>43.355</text:p>
              </table:table-cell>
            </table:table-row>
            <table:table-row>
              <table:table-cell office:value-type="string">
                <text:p>nocount_switch</text:p>
              </table:table-cell>
              <table:table-cell office:value-type="float" office:value="16.9033333333333">
                <text:p>16.9033333333333</text:p>
              </table:table-cell>
              <table:table-cell office:value-type="float" office:value="29.0391666666667">
                <text:p>29.0391666666667</text:p>
              </table:table-cell>
              <table:table-cell office:value-type="float" office:value="45.9425">
                <text:p>45.9425</text:p>
              </table:table-cell>
              <table:table-cell office:value-type="float" office:value="42.7108333333333">
                <text:p>42.7108333333333</text:p>
              </table:table-cell>
            </table:table-row>
            <table:table-row>
              <table:table-cell office:value-type="string">
                <text:p>count_if</text:p>
              </table:table-cell>
              <table:table-cell office:value-type="float" office:value="13.7458333333333">
                <text:p>13.7458333333333</text:p>
              </table:table-cell>
              <table:table-cell office:value-type="float" office:value="27.9816666666667">
                <text:p>27.9816666666667</text:p>
              </table:table-cell>
              <table:table-cell office:value-type="float" office:value="41.7275">
                <text:p>41.7275</text:p>
              </table:table-cell>
              <table:table-cell office:value-type="float" office:value="37.3191666666667">
                <text:p>37.3191666666667</text:p>
              </table:table-cell>
            </table:table-row>
            <table:table-row>
              <table:table-cell office:value-type="string">
                <text:p>count_switch</text:p>
              </table:table-cell>
              <table:table-cell office:value-type="float" office:value="8.945">
                <text:p>8.945</text:p>
              </table:table-cell>
              <table:table-cell office:value-type="float" office:value="11.4675">
                <text:p>11.4675</text:p>
              </table:table-cell>
              <table:table-cell office:value-type="float" office:value="20.4125">
                <text:p>20.4125</text:p>
              </table:table-cell>
              <table:table-cell office:value-type="float" office:value="19.8575">
                <text:p>19.85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